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pitch="fixed"/>
    <style:font-face style:name="01" svg:font-family="0" style:font-family-generic="modern" style:font-pitch="fixed"/>
    <style:font-face style:name="Liberation Mono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, 'Courier New'" style:font-family-generic="modern" style:font-pitch="fixed"/>
    <style:font-face style:name="Droid Sans Fallback1" svg:font-family="'Droid Sans Fallback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Tabla1" style:family="table">
      <style:table-properties style:width="15.637cm" fo:margin-left="1.386cm" table:align="left"/>
    </style:style>
    <style:style style:name="Tabla1.A" style:family="table-column">
      <style:table-column-properties style:column-width="2.884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4.2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6c74" officeooo:paragraph-rsid="00006c74"/>
    </style:style>
    <style:style style:name="P2" style:family="paragraph" style:parent-style-name="Standard">
      <style:text-properties officeooo:rsid="000146be" officeooo:paragraph-rsid="000146be"/>
    </style:style>
    <style:style style:name="P3" style:family="paragraph" style:parent-style-name="Standard">
      <style:text-properties officeooo:rsid="00062318" officeooo:paragraph-rsid="00062318"/>
    </style:style>
    <style:style style:name="P4" style:family="paragraph" style:parent-style-name="Standard">
      <style:text-properties officeooo:rsid="0007ff39" officeooo:paragraph-rsid="0007ff39"/>
    </style:style>
    <style:style style:name="P5" style:family="paragraph" style:parent-style-name="Preformatted_20_Text">
      <style:text-properties officeooo:rsid="0003bab5" officeooo:paragraph-rsid="000a9745"/>
    </style:style>
    <style:style style:name="P6" style:family="paragraph" style:parent-style-name="Preformatted_20_Text">
      <style:text-properties officeooo:paragraph-rsid="000a9745"/>
    </style:style>
    <style:style style:name="P7" style:family="paragraph" style:parent-style-name="Preformatted_20_Text">
      <style:text-properties officeooo:rsid="000a9745" officeooo:paragraph-rsid="000a9745"/>
    </style:style>
    <style:style style:name="P8" style:family="paragraph" style:parent-style-name="Standard">
      <style:text-properties officeooo:rsid="0007ff39" officeooo:paragraph-rsid="0007ff39"/>
    </style:style>
    <style:style style:name="P9" style:family="paragraph" style:parent-style-name="Standard">
      <style:text-properties officeooo:rsid="00062318" officeooo:paragraph-rsid="000f8d75"/>
    </style:style>
    <style:style style:name="P10" style:family="paragraph" style:parent-style-name="Standard">
      <style:text-properties officeooo:rsid="000146be" officeooo:paragraph-rsid="000146be"/>
    </style:style>
    <style:style style:name="P11" style:family="paragraph" style:parent-style-name="Standard">
      <style:text-properties officeooo:rsid="000146be" officeooo:paragraph-rsid="001935c0"/>
    </style:style>
    <style:style style:name="P12" style:family="paragraph" style:parent-style-name="Standard">
      <style:text-properties officeooo:rsid="000146be" officeooo:paragraph-rsid="001b9aa3"/>
    </style:style>
    <style:style style:name="P13" style:family="paragraph" style:parent-style-name="Standard">
      <style:text-properties officeooo:rsid="000c5360" officeooo:paragraph-rsid="000c5360"/>
    </style:style>
    <style:style style:name="P14" style:family="paragraph" style:parent-style-name="Standard">
      <style:text-properties officeooo:rsid="000d96b3" officeooo:paragraph-rsid="000d96b3"/>
    </style:style>
    <style:style style:name="P15" style:family="paragraph" style:parent-style-name="Standard">
      <style:text-properties officeooo:rsid="00116f22" officeooo:paragraph-rsid="00116f22"/>
    </style:style>
    <style:style style:name="P16" style:family="paragraph" style:parent-style-name="Standard">
      <style:text-properties officeooo:rsid="00129b91" officeooo:paragraph-rsid="00129b91"/>
    </style:style>
    <style:style style:name="P17" style:family="paragraph" style:parent-style-name="Standard">
      <style:text-properties officeooo:paragraph-rsid="00129b91"/>
    </style:style>
    <style:style style:name="P18" style:family="paragraph" style:parent-style-name="Standard">
      <style:paragraph-properties fo:text-align="center" style:justify-single-word="false"/>
      <style:text-properties officeooo:rsid="00006c74" officeooo:paragraph-rsid="00006c74"/>
    </style:style>
    <style:style style:name="P19" style:family="paragraph" style:parent-style-name="Standard">
      <style:text-properties officeooo:rsid="0014f2dd" officeooo:paragraph-rsid="0014f2dd"/>
    </style:style>
    <style:style style:name="P20" style:family="paragraph" style:parent-style-name="Standard">
      <style:text-properties officeooo:rsid="00171f04" officeooo:paragraph-rsid="00171f04"/>
    </style:style>
    <style:style style:name="P21" style:family="paragraph" style:parent-style-name="Standard">
      <style:text-properties officeooo:rsid="001935c0" officeooo:paragraph-rsid="001935c0"/>
    </style:style>
    <style:style style:name="P22" style:family="paragraph" style:parent-style-name="Standard">
      <style:text-properties officeooo:rsid="001b9aa3" officeooo:paragraph-rsid="001b9aa3"/>
    </style:style>
    <style:style style:name="P23" style:family="paragraph" style:parent-style-name="Standard">
      <style:text-properties officeooo:rsid="001dd79e" officeooo:paragraph-rsid="001dd79e"/>
    </style:style>
    <style:style style:name="P24" style:family="paragraph" style:parent-style-name="Text_20_body">
      <style:text-properties officeooo:paragraph-rsid="00134478"/>
    </style:style>
    <style:style style:name="P25" style:family="paragraph" style:parent-style-name="Text_20_body">
      <style:text-properties officeooo:rsid="0014f2dd" officeooo:paragraph-rsid="0014f2dd"/>
    </style:style>
    <style:style style:name="P26" style:family="paragraph" style:parent-style-name="Text_20_body">
      <style:text-properties officeooo:rsid="000146be" officeooo:paragraph-rsid="001dd79e"/>
    </style:style>
    <style:style style:name="P27" style:family="paragraph" style:parent-style-name="Title">
      <style:paragraph-properties fo:break-before="page"/>
    </style:style>
    <style:style style:name="P28" style:family="paragraph" style:parent-style-name="Preformatted_20_Text">
      <style:text-properties officeooo:rsid="0003bab5" officeooo:paragraph-rsid="0003bab5"/>
    </style:style>
    <style:style style:name="P29" style:family="paragraph" style:parent-style-name="Preformatted_20_Text">
      <style:text-properties officeooo:paragraph-rsid="000a9745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rsid="000a9745" officeooo:paragraph-rsid="000a9745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rsid="000c5360" officeooo:paragraph-rsid="000c5360"/>
    </style:style>
    <style:style style:name="P32" style:family="paragraph" style:parent-style-name="Heading_20_2">
      <style:text-properties officeooo:paragraph-rsid="00134478"/>
    </style:style>
    <style:style style:name="P33" style:family="paragraph" style:parent-style-name="Heading_20_2">
      <style:text-properties officeooo:rsid="000146be" officeooo:paragraph-rsid="00134478"/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Table_20_Contents">
      <style:text-properties officeooo:rsid="0014f2dd" officeooo:paragraph-rsid="0014f2dd"/>
    </style:style>
    <style:style style:name="P36" style:family="paragraph" style:parent-style-name="Table_20_Contents">
      <style:text-properties officeooo:rsid="00171f04" officeooo:paragraph-rsid="00171f04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>
      <style:text-properties fo:font-size="10pt" style:font-size-asian="10pt" style:font-size-complex="10pt"/>
    </style:style>
    <style:style style:name="P40" style:family="paragraph">
      <loext:graphic-properties draw:fill="none" draw:fill-color="#ffffff"/>
      <style:text-properties fo:font-size="10pt" style:font-size-asian="10pt" style:font-size-complex="10pt"/>
    </style:style>
    <style:style style:name="P41" style:family="paragraph">
      <style:text-properties style:font-name="F" fo:font-size="12pt"/>
    </style:style>
    <style:style style:name="P42" style:family="paragraph">
      <style:text-properties style:font-name="Liberation Mono2" fo:font-size="10pt" fo:font-style="italic" fo:font-weight="bold" style:font-name-asian="Liberation Mono2" style:font-size-asian="10pt" style:font-style-asian="italic" style:font-weight-asian="bold" style:font-style-complex="italic" style:font-weight-complex="bold"/>
    </style:style>
    <style:style style:name="P43" style:family="paragraph">
      <loext:graphic-properties draw:fill="none" draw:fill-color="#ffffff"/>
      <style:text-properties style:font-name="F" fo:font-size="12pt" style:font-size-asian="10pt" style:font-size-complex="10pt"/>
    </style:style>
    <style:style style:name="T1" style:family="text">
      <style:text-properties officeooo:rsid="000146be"/>
    </style:style>
    <style:style style:name="T2" style:family="text">
      <style:text-properties style:font-name="Liberation Mono" fo:font-size="10pt" fo:font-weight="bold" style:font-name-asian="Nimbus Mono L1" style:font-size-asian="10pt" style:font-weight-asian="bold" style:font-name-complex="Liberation Mono" style:font-size-complex="10pt" style:font-weight-complex="bold"/>
    </style:style>
    <style:style style:name="T3" style:family="text">
      <style:text-properties style:font-name="Liberation Mono" fo:font-size="10pt" fo:font-weight="bold" officeooo:rsid="000146be" style:font-name-asian="Nimbus Mono L1" style:font-size-asian="10pt" style:font-weight-asian="bold" style:font-name-complex="Liberation Mono" style:font-size-complex="10pt" style:font-weight-complex="bold"/>
    </style:style>
    <style:style style:name="T4" style:family="text">
      <style:text-properties style:font-name="Liberation Mono" fo:font-size="10pt" fo:font-weight="bold" officeooo:rsid="000a9745" style:font-name-asian="Nimbus Mono L1" style:font-size-asian="10pt" style:font-weight-asian="bold" style:font-name-complex="Liberation Mono" style:font-size-complex="10pt" style:font-weight-complex="bold"/>
    </style:style>
    <style:style style:name="T5" style:family="text">
      <style:text-properties style:font-name="Liberation Mono" fo:font-size="10pt" fo:font-weight="bold" officeooo:rsid="000be287" style:font-name-asian="Nimbus Mono L1" style:font-size-asian="10pt" style:font-weight-asian="bold" style:font-name-complex="Liberation Mono" style:font-size-complex="10pt" style:font-weight-complex="bold"/>
    </style:style>
    <style:style style:name="T6" style:family="text">
      <style:text-properties style:font-name="Liberation Mono" fo:font-size="10pt" fo:font-weight="bold" officeooo:rsid="000f8d75" style:font-name-asian="Nimbus Mono L1" style:font-size-asian="10pt" style:font-weight-asian="bold" style:font-name-complex="Liberation Mono" style:font-size-complex="10pt" style:font-weight-complex="bold"/>
    </style:style>
    <style:style style:name="T7" style:family="text">
      <style:text-properties style:font-name="Liberation Mono" fo:font-size="10pt" fo:font-weight="bold" officeooo:rsid="001935c0" style:font-name-asian="Nimbus Mono L1" style:font-size-asian="10pt" style:font-weight-asian="bold" style:font-name-complex="Liberation Mono" style:font-size-complex="10pt" style:font-weight-complex="bold"/>
    </style:style>
    <style:style style:name="T8" style:family="text">
      <style:text-properties officeooo:rsid="00129b91"/>
    </style:style>
    <style:style style:name="T9" style:family="text">
      <style:text-properties officeooo:rsid="0014e059"/>
    </style:style>
    <style:style style:name="T10" style:family="text">
      <style:text-properties officeooo:rsid="001935c0"/>
    </style:style>
    <style:style style:name="T11" style:family="text">
      <style:text-properties fo:font-weight="bold" style:font-name-asian="Nimbus Mono L1" style:font-weight-asian="bold" style:font-name-complex="Liberation Mono" style:font-weight-complex="bold"/>
    </style:style>
    <style:style style:name="T12" style:family="text">
      <style:text-properties style:font-name="Liberation Serif1" fo:font-size="12pt" fo:font-style="normal" fo:font-weight="normal" officeooo:rsid="000146be" style:font-size-asian="12pt" style:font-style-asian="normal" style:font-weight-asian="normal" style:font-size-complex="12pt"/>
    </style:style>
    <style:style style:name="T13" style:family="text">
      <style:text-properties officeooo:rsid="001b9aa3"/>
    </style:style>
    <style:style style:name="T14" style:family="text">
      <style:text-properties officeooo:rsid="001cbc4a"/>
    </style:style>
    <style:style style:name="T15" style:family="text">
      <style:text-properties officeooo:rsid="001dd79e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F"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7.3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1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8"><text:a xlink:type="simple" xlink:href="#__RefHeading___Toc766_245026740" text:style-name="Index_20_Link" text:visited-style-name="Index_20_Link">1 - Configuración de CENTOS 7.2<text:tab/>2</text:a></text:p>
          <text:p text:style-name="P37"><text:a xlink:type="simple" xlink:href="#__RefHeading___Toc777_245026740" text:style-name="Index_20_Link" text:visited-style-name="Index_20_Link">1.1 - Configurar Red<text:tab/>2</text:a></text:p>
          <text:p text:style-name="P34"><text:a xlink:type="simple" xlink:href="#__RefHeading___Toc779_245026740" text:style-name="Index_20_Link" text:visited-style-name="Index_20_Link">1.1.1 - Comandos utilizados<text:tab/>2</text:a></text:p>
          <text:p text:style-name="P37"><text:a xlink:type="simple" xlink:href="#__RefHeading___Toc770_245026740" text:style-name="Index_20_Link" text:visited-style-name="Index_20_Link">1.2 – Otras Configuraciones<text:tab/>3</text:a></text:p>
          <text:p text:style-name="P34"><text:a xlink:type="simple" xlink:href="#__RefHeading___Toc781_245026740" text:style-name="Index_20_Link" text:visited-style-name="Index_20_Link">1.2.1 – Comandos utilizados<text:tab/>3</text:a></text:p>
          <text:p text:style-name="P37"><text:a xlink:type="simple" xlink:href="#__RefHeading___Toc772_245026740" text:style-name="Index_20_Link" text:visited-style-name="Index_20_Link">Cambiamos el nombre del equipo<text:tab/>5</text:a></text:p>
          <text:p text:style-name="P37"><text:a xlink:type="simple" xlink:href="#__RefHeading___Toc774_245026740" text:style-name="Index_20_Link" text:visited-style-name="Index_20_Link">Procedemos a la instalación y configuración del demonio de sincronizado del reloj<text:tab/>6</text:a></text:p>
        </text:index-body>
      </text:table-of-content>
      <text:p text:style-name="Title"/>
      <text:p text:style-name="P27">Manual de Instalación y Configuración de Cluster</text:p>
      <text:p text:style-name="P1"/>
      <text:p text:style-name="P18"><text:span text:style-name="T9">en Centos 7, </text:span>PaceMaker y <text:span text:style-name="T1">CoroSync</text:span></text:p>
      <text:p text:style-name="P1"/>
      <text:h text:style-name="Heading_20_1" text:outline-level="1"><text:bookmark-start text:name="__RefHeading___Toc766_245026740"/><text:span text:style-name="T9">1 - Configuración</text:span> de CENTOS 7.2 <text:bookmark-end text:name="__RefHeading___Toc766_245026740"/></text:h>
      <text:p text:style-name="P25">Previo a la instalación de los programas y servicios vamos a realizar la configuración de la red</text:p>
      <text:h text:style-name="Heading_20_2" text:outline-level="2"><text:bookmark-start text:name="__RefHeading___Toc777_245026740"/><text:span text:style-name="T9">1.1 - </text:span>Configurar Red<text:bookmark-end text:name="__RefHeading___Toc777_245026740"/></text:h>
      <text:p text:style-name="P20">Para realizar la configuración, vamos a realizar con los siguientes datos durante todo el manual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35">Nodo</text:p>
          </table:table-cell>
          <table:table-cell table:style-name="Tabla1.A1" office:value-type="string">
            <text:p text:style-name="P35">Sony01</text:p>
          </table:table-cell>
          <table:table-cell table:style-name="Tabla1.A1" office:value-type="string">
            <text:p text:style-name="P35">Sony02</text:p>
          </table:table-cell>
          <table:table-cell table:style-name="Tabla1.D1" office:value-type="string">
            <text:p text:style-name="P35">Cluster</text:p>
          </table:table-cell>
        </table:table-row>
        <table:table-row>
          <table:table-cell table:style-name="Tabla1.A2" office:value-type="string">
            <text:p text:style-name="P35">IP</text:p>
          </table:table-cell>
          <table:table-cell table:style-name="Tabla1.A2" office:value-type="string">
            <text:p text:style-name="P36">10.0.2.157</text:p>
          </table:table-cell>
          <table:table-cell table:style-name="Tabla1.A2" office:value-type="string">
            <text:p text:style-name="P36">10.0.2.158</text:p>
          </table:table-cell>
          <table:table-cell table:style-name="Tabla1.D2" office:value-type="string">
            <text:p text:style-name="P36">10.0.2.161</text:p>
          </table:table-cell>
        </table:table-row>
        <table:table-row>
          <table:table-cell table:style-name="Tabla1.A2" office:value-type="string">
            <text:p text:style-name="P35"/>
          </table:table-cell>
          <table:table-cell table:style-name="Tabla1.A2" office:value-type="string">
            <text:p text:style-name="P35"/>
          </table:table-cell>
          <table:table-cell table:style-name="Tabla1.A2" office:value-type="string">
            <text:p text:style-name="P35"/>
          </table:table-cell>
          <table:table-cell table:style-name="Tabla1.D2" office:value-type="string">
            <text:p text:style-name="P35"/>
          </table:table-cell>
        </table:table-row>
        <table:table-row>
          <table:table-cell table:style-name="Tabla1.A2" office:value-type="string">
            <text:p text:style-name="P35"/>
          </table:table-cell>
          <table:table-cell table:style-name="Tabla1.A2" office:value-type="string">
            <text:p text:style-name="P35"/>
          </table:table-cell>
          <table:table-cell table:style-name="Tabla1.A2" office:value-type="string">
            <text:p text:style-name="P35"/>
          </table:table-cell>
          <table:table-cell table:style-name="Tabla1.D2" office:value-type="string">
            <text:p text:style-name="P35"/>
          </table:table-cell>
        </table:table-row>
      </table:table>
      <text:p text:style-name="P19"/>
      <text:p text:style-name="P20">Primero hay que realizar la configuración de la red en ambos equipos, editando los archivos de configuracion de la interface de red. Tener <text:s/>encuenta que Centos 7, no utiliza las interface ethx al contar con system.d</text:p>
      <text:h text:style-name="Heading_20_3" text:outline-level="3"><text:bookmark-start text:name="__RefHeading___Toc779_245026740"/>1.1.1 - Comandos utilizados<text:bookmark-end text:name="__RefHeading___Toc779_245026740"/></text:h>
      <text:p text:style-name="P28">vi /etc/sysconfig/network-scripts/ifcfg-enp0s3 (o puede ser eth1, eth2, etc)</text:p>
      <text:p text:style-name="P28"><draw:frame text:anchor-type="paragraph" draw:z-index="0" draw:name="Forma1" draw:style-name="gr1" draw:text-style-name="P40" svg:width="15.77cm" svg:height="7.711cm" svg:x="0.628cm" svg:y="0.312cm"><draw:text-box><text:p text:style-name="P39"><text:span text:style-name="T16">TYPE=Ethernet</text:span></text:p><text:p text:style-name="P39"><text:span text:style-name="T16">BOOTPROTO=none</text:span></text:p><text:p text:style-name="P39"><text:span text:style-name="T16">DEFROUTE=yes</text:span></text:p><text:p text:style-name="P39"><text:span text:style-name="T16">IPV4_FAILURE_FATAL=no</text:span></text:p><text:p text:style-name="P39"><text:span text:style-name="T16">IPV6INIT=yes</text:span></text:p><text:p text:style-name="P39"><text:span text:style-name="T16">IPV6_AUTOCONF=yes</text:span></text:p><text:p text:style-name="P39"><text:span text:style-name="T16">IPV6_DEFROUTE=yes</text:span></text:p><text:p text:style-name="P39"><text:span text:style-name="T16">IPV6_FAILURE_FATAL=no</text:span></text:p><text:p text:style-name="P39"><text:span text:style-name="T16">NAME=eth0</text:span></text:p><text:p text:style-name="P39"><text:span text:style-name="T16">UUID=579227af-5b7d-479a-87dc-3b89501a5c1e</text:span></text:p><text:p text:style-name="P39"><text:span text:style-name="T16">DEVICE=eth0</text:span></text:p><text:p text:style-name="P39"><text:span text:style-name="T16">ONBOOT=yes</text:span></text:p><text:p text:style-name="P39"><text:span text:style-name="T16">DNS1=10.0.2.1</text:span></text:p><text:p text:style-name="P39"><text:span text:style-name="T16">IPADDR=10.0.2.157</text:span></text:p><text:p text:style-name="P39"><text:span text:style-name="T16">PREFIX=24</text:span></text:p><text:p text:style-name="P39"><text:span text:style-name="T16">GATEWAY=10.0.2.1</text:span></text:p><text:p text:style-name="P39"><text:span text:style-name="T16">IPV6_PEERDNS=yes</text:span></text:p><text:p text:style-name="P39"><text:span text:style-name="T16">IPV6_PEERROUTES=yes</text:span></text:p><text:p text:style-name="P39"><text:span text:style-name="T16">IPV6_PRIVACY=no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"><text:span text:style-name="Emphasis"><text:span text:style-name="T7">C</text:span></text:span><text:span text:style-name="Emphasis"><text:span text:style-name="T4">omandos extras </text:span></text:span><text:span text:style-name="Emphasis"><text:span text:style-name="T5">para bajar y subir la red</text:span></text:span><text:span text:style-name="Emphasis"><text:span text:style-name="T4">:</text:span></text:span></text:p>
      <text:p text:style-name="P7"/>
      <text:p text:style-name="P5">nmcli dev disconnect <text:span text:style-name="T10">eth0</text:span></text:p>
      <text:p text:style-name="P6">nmcli con reload <text:span text:style-name="T10">eth0</text:span></text:p>
      <text:p text:style-name="P30">nmcli con up <text:span text:style-name="T10">eth0</text:span></text:p>
      <text:p text:style-name="P31"><text:soft-page-break/><text:span text:style-name="Emphasis"><text:span text:style-name="T5">Para reiniciar los servicios</text:span></text:span></text:p>
      <text:p text:style-name="P31">systesmctl restart network</text:p>
      <text:h text:style-name="Heading_20_2" text:outline-level="2"><text:bookmark-start text:name="__RefHeading___Toc770_245026740"/><text:span text:style-name="T10">1.2 – Otras </text:span>Configuraci<text:span text:style-name="T10">ones</text:span><text:bookmark-end text:name="__RefHeading___Toc770_245026740"/></text:h>
      <text:p text:style-name="P21">Al trabajar con equipos remotos, nos conectamos con ssh y verificamos si entre los equipos se comunican y si pueden salir a internet para realizar las actualizaciones e instalación de soft necesarios.</text:p>
      <text:p text:style-name="P21"/>
      <text:h text:style-name="Heading_20_3" text:outline-level="3"><text:bookmark-start text:name="__RefHeading___Toc781_245026740"/>1.2.1 – Comandos utilizados<text:bookmark-end text:name="__RefHeading___Toc781_245026740"/></text:h>
      <text:p text:style-name="P11">redestec@fidebian:~$ ssh 10.0.2.157</text:p>
      <text:p text:style-name="P2"><draw:frame text:anchor-type="paragraph" draw:z-index="1" draw:name="Forma1" draw:style-name="gr2" draw:text-style-name="P40" svg:width="15.77cm" svg:height="2.463cm" svg:x="0.628cm" svg:y="0.312cm"><draw:text-box><text:p text:style-name="P39"><text:span text:style-name="T16">The authenticity of host '10.0.2.157 (10.0.2.157)' can't be established.</text:span></text:p><text:p text:style-name="P41"><text:span text:style-name="T16">ECDSA key fingerprint is 45:ed:47:90:76:67:9d:e0:b7:cb:38:99:40:1c:37:c8.</text:span></text:p><text:p text:style-name="P41"><text:span text:style-name="T16">Are you sure you want to continue connecting (yes/no)? yes</text:span></text:p><text:p text:style-name="P41"><text:span text:style-name="T16">Warning: Permanently added '10.0.2.157' (ECDSA) to the list of known hosts.</text:span></text:p><text:p text:style-name="P41"><text:span text:style-name="T16">redestec@10.0.2.157's password:</text:span></text:p><text:p text:style-name="P41"><text:span text:style-name="T16"/></text:p></draw:text-box></draw:frame></text:p>
      <text:p text:style-name="P2"/>
      <text:p text:style-name="P2"/>
      <text:p text:style-name="P2"/>
      <text:p text:style-name="P2"/>
      <text:p text:style-name="Standard"><text:span text:style-name="T12">[root@centosasa3 ~]# ping -c1 8.8.8.8</text:span></text:p>
      <text:p text:style-name="P2"><draw:frame text:anchor-type="paragraph" draw:z-index="2" draw:name="Forma1" draw:style-name="gr3" draw:text-style-name="P40" svg:width="15.77cm" svg:height="1.23cm" svg:x="0.628cm" svg:y="0.131cm"><draw:text-box><text:p text:style-name="P39"><text:span text:style-name="T16">PING 8.8.8.8 (8.8.8.8) 56(84) bytes of data.</text:span></text:p><text:p text:style-name="P41"><text:span text:style-name="T16">64 bytes from 8.8.8.8: icmp_seq=1 ttl=54 time=41.9 ms</text:span></text:p><text:p text:style-name="P41"><text:span text:style-name="T16"/></text:p></draw:text-box></draw:frame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Text_20_body">[root@centosasa3 ~]# yum update</text:p>
      <text:h text:style-name="Heading_20_2" text:outline-level="2"><text:span text:style-name="Emphasis">1.3.1 – Cambiamos el nombre del equipo</text:span></text:h>
      <text:p text:style-name="Text_20_body"><text:span text:style-name="Emphasis">Se procede al cambio de los nombres de ambos equipos, para ser mas facil la utilización y saber sobre que equipo se está trabajando. Para tal caso, vamos a quitar el nombre de dominio para facilitar el uso. </text:span><text:span text:style-name="Emphasis"><text:span text:style-name="T13">Para esto editamos el archivo de configuración hostname</text:span></text:span></text:p>
      <text:h text:style-name="Heading_20_3" text:outline-level="3"><text:span text:style-name="Emphasis">1.3.</text:span><text:span text:style-name="Emphasis"><text:span text:style-name="T14">2</text:span></text:span><text:span text:style-name="Emphasis"> – Comandos utilizados</text:span></text:h>
      <text:p text:style-name="P12">[root@centosasa3 ~]# vi /etc/hostname</text:p>
      <text:p text:style-name="P12"/>
      <text:p text:style-name="P22">verificamos:</text:p>
      <text:p text:style-name="P12"><text:span text:style-name="Emphasis"><text:span text:style-name="T2">[root@centosasa3 ~]# hostnamectl</text:span></text:span></text:p>
      <text:p text:style-name="P2"><text:span text:style-name="Emphasis"><text:span text:style-name="T2"/></text:span></text:p>
      <text:p text:style-name="P2"><draw:frame text:anchor-type="paragraph" draw:z-index="3" draw:name="Forma1" draw:style-name="gr3" draw:text-style-name="P40" svg:width="15.77cm" svg:height="4.465cm" svg:x="0.628cm" svg:y="0.131cm"><draw:text-box><text:p text:style-name="P41"><text:span text:style-name="T16">Static hostname: sony01</text:span></text:p><text:p text:style-name="P41"><text:span text:style-name="T16">Icon name: computer-vm</text:span></text:p><text:p text:style-name="P41"><text:span text:style-name="T16">Chassis: vm</text:span></text:p><text:p text:style-name="P41"><text:span text:style-name="T16">Machine ID: 2ec5c00888f5a1448a75cba3faaec36e</text:span></text:p><text:p text:style-name="P41"><text:span text:style-name="T16">Boot ID: 7eef78b49bb54c83a7271839d7e7bb26</text:span></text:p><text:p text:style-name="P41"><text:span text:style-name="T16">Virtualization: kvm</text:span></text:p><text:p text:style-name="P41"><text:span text:style-name="T16">Operating System: CentOS Linux 7 (Core)</text:span></text:p><text:p text:style-name="P41"><text:span text:style-name="T16">CPE OS Name: cpe:/o:centos:centos:7</text:span></text:p><text:p text:style-name="P41"><text:span text:style-name="T16">Kernel: Linux 3.10.0-327.36.1.el7.x86_64</text:span></text:p><text:p text:style-name="P42"><text:span text:style-name="T16">Architecture: x86-64</text:span></text:p><text:p text:style-name="P41"><text:span text:style-name="T16"/></text:p></draw:text-box></draw:frame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1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Text_20_body"><text:span text:style-name="Emphasis"><text:span text:style-name="T13">Otra forma de cambiar el hostname</text:span></text:span></text:p>
      <text:p text:style-name="Text_20_body"><text:span text:style-name="Emphasis"><text:span text:style-name="T13">[root@centosasa3 ~]# hostnamectl set-hostname sony01</text:span></text:span></text:p>
      <text:h text:style-name="Heading_20_2" text:outline-level="2"><text:span text:style-name="Emphasis">1.4.1 – Resolución de IP</text:span></text:h>
      <text:p text:style-name="Text_20_body"><text:span text:style-name="Emphasis">En cada equipo se debe modificar el archivo </text:span><text:span text:style-name="Emphasis"><text:span text:style-name="T15">hosts </text:span></text:span><text:span text:style-name="Emphasis">y colocar los datos del otro nodo, con esto facilita evitar estar acordanodese de las ip y trabajar solo con el nombre del nodo. </text:span><text:span text:style-name="Emphasis"><text:span text:style-name="T15">Esta configuración es automática.</text:span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oft-page-break/><text:span text:style-name="Emphasis"><text:span text:style-name="T2"/></text:span></text:p>
      <text:p text:style-name="P2"/>
      <text:p text:style-name="P2"/>
      <text:h text:style-name="Heading_20_3" text:outline-level="3">1.4.2 – Comandos utilizados</text:h>
      <text:p text:style-name="P26"><text:span text:style-name="Emphasis"><text:span text:style-name="T13">[root@sony01 ~]# vi /etc/hosts</text:span></text:span></text:p>
      <text:p text:style-name="P23"><draw:frame text:anchor-type="paragraph" draw:z-index="4" draw:name="Forma1" draw:style-name="gr4" draw:text-style-name="P43" svg:width="15.77cm" svg:height="0.537cm" svg:x="0.628cm" svg:y="0.131cm"><draw:text-box><text:p text:style-name="P41"><text:span text:style-name="T17">10.0.2.158</text:span><text:span text:style-name="T17"><text:tab/></text:span><text:span text:style-name="T17"><text:tab/></text:span><text:span text:style-name="T17">sony02</text:span></text:p></draw:text-box></draw:frame></text:p>
      <text:h text:style-name="P32" text:outline-level="2"><text:span text:style-name="Emphasis"/></text:h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h text:style-name="P33" text:outline-level="2"><text:span text:style-name="Emphasis"/></text:h>
      <text:p text:style-name="P2"/>
      <text:p text:style-name="P2"/>
      <text:p text:style-name="P2"/>
      <text:p text:style-name="P2"><text:span text:style-name="Emphasis"><text:span text:style-name="T2"/></text:span></text:p>
      <text:p text:style-name="P2"/>
      <text:p text:style-name="P13"><text:span text:style-name="Emphasis"><text:span text:style-name="T3">Resolucion de Ip a nombre de equipo, editar el archivo /etc/hosts, agregar la linea de la ip del otro equipo y el nombre.</text:span></text:span></text:p>
      <text:p text:style-name="P13"/>
      <text:p text:style-name="P14">192.168.0.202<text:tab/><text:tab/>sony02</text:p>
      <text:p text:style-name="P13"/>
      <text:h text:style-name="Heading_20_2" text:outline-level="2"><text:bookmark-start text:name="__RefHeading___Toc774_245026740"/><text:span text:style-name="Emphasis">Procedemos a la instalación y configuración del demonio de sincronizado del reloj</text:span><text:bookmark-end text:name="__RefHeading___Toc774_245026740"/></text:h>
      <text:p text:style-name="P2"/>
      <text:p text:style-name="P2">[root@centosasa3 ~]# yum install ntp</text:p>
      <text:p text:style-name="P2"><text:soft-page-break/>Complementos cargados:fastestmirror</text:p>
      <text:p text:style-name="P2">Loading mirror speeds from cached hostfile</text:p>
      <text:p text:style-name="P2"/>
      <text:p text:style-name="P2"><text:s text:c="4"/>base: centos.xfree.com.ar</text:p>
      <text:p text:style-name="P2"><text:s text:c="4"/>extras: centos.xfree.com.ar</text:p>
      <text:p text:style-name="P2"><text:s text:c="4"/>updates: centos.xfree.com.ar</text:p>
      <text:p text:style-name="P2"><text:s text:c="4"/>Resolviendo dependencias</text:p>
      <text:p text:style-name="P2"><text:s text:c="4"/>--&gt; Ejecutando prueba de transacción</text:p>
      <text:p text:style-name="P2"><text:s text:c="4"/>---&gt; Paquete ntp.x86_64 0:4.2.6p5-22.el7.centos.2 debe ser instalado</text:p>
      <text:p text:style-name="P2"><text:s text:c="4"/>--&gt; Procesando dependencias: ntpdate = 4.2.6p5-22.el7.centos.2 para el paquete: ntp-4.2.6p5-22.el7.centos.2.x86_64</text:p>
      <text:p text:style-name="P2"><text:s text:c="4"/>--&gt; Procesando dependencias: libopts.so.25()(64bit) para el paquete: ntp-4.2.6p5-22.el7.centos.2.x86_64</text:p>
      <text:p text:style-name="P2"><text:s text:c="4"/>--&gt; Ejecutando prueba de transacción</text:p>
      <text:p text:style-name="P2"><text:s text:c="4"/>---&gt; Paquete autogen-libopts.x86_64 0:5.18-5.el7 debe ser instalado</text:p>
      <text:p text:style-name="P2"><text:s text:c="4"/>---&gt; Paquete ntpdate.x86_64 0:4.2.6p5-22.el7.centos.2 debe ser instalado</text:p>
      <text:p text:style-name="P2"><text:s text:c="4"/>--&gt; Resolución de dependencias finalizada</text:p>
      <text:p text:style-name="P2"/>
      <text:p text:style-name="P2">Dependencias resueltas</text:p>
      <text:p text:style-name="P2"/>
      <text:p text:style-name="P2">Package Arquitectura</text:p>
      <text:p text:style-name="P2">Versión Repositorio Tamaño</text:p>
      <text:p text:style-name="P2"/>
      <text:p text:style-name="P2">Instalando:</text:p>
      <text:p text:style-name="P2">ntp x86_64 4.2.6p5-22.el7.centos.2 updates 544 k</text:p>
      <text:p text:style-name="P2">Instalando para las dependencias:</text:p>
      <text:p text:style-name="P2">autogen-libopts x86_64 5.18-5.el7 base 66 k</text:p>
      <text:p text:style-name="P2">ntpdate x86_64 4.2.6p5-22.el7.centos.2 updates 84 k</text:p>
      <text:p text:style-name="P2">Resumen de la transacción</text:p>
      <text:p text:style-name="P2"/>
      <text:p text:style-name="P2">Instalar 1 Paquete (+2 Paquetes dependientes)</text:p>
      <text:p text:style-name="P2"/>
      <text:p text:style-name="P2">Tamaño total de la descarga: 694 k</text:p>
      <text:p text:style-name="P2">Tamaño instalado: 1.6 M</text:p>
      <text:p text:style-name="P2">Is this ok [y/d/N]: y</text:p>
      <text:p text:style-name="P2">Downloading packages:</text:p>
      <text:p text:style-name="P2">(1/3): ntpdate-4.2.6p5-22.el7.centos.2.x86_64.rpm | 84 kB 00:00</text:p>
      <text:p text:style-name="P2">(2/3): autogen-libopts-5.18-5.el7.x86_64.rpm | 66 kB 00:00</text:p>
      <text:p text:style-name="P2">(3/3): ntp-4.2.6p5-22.el7.centos.2.x86_64.rpm | 544 kB 00:00</text:p>
      <text:p text:style-name="P2"/>
      <text:p text:style-name="P2">Total 744 kB/s | 694 kB 00:00</text:p>
      <text:p text:style-name="P2">Running transaction check</text:p>
      <text:p text:style-name="P2">Running transaction test</text:p>
      <text:p text:style-name="P2">Transaction test succeeded</text:p>
      <text:p text:style-name="P2">Running transaction</text:p>
      <text:p text:style-name="P2">Instalando : autogen-libopts-5.18-5.el7.x86_64 1/3</text:p>
      <text:p text:style-name="P2">Instalando : ntpdate-4.2.6p5-22.el7.centos.2.x86_64 2/3</text:p>
      <text:p text:style-name="P2">Instalando : ntp-4.2.6p5-22.el7.centos.2.x86_64 3/3</text:p>
      <text:p text:style-name="P2">warning: /etc/ntp.conf created as /etc/ntp.conf.rpmnew</text:p>
      <text:p text:style-name="P2">Comprobando : ntp-4.2.6p5-22.el7.centos.2.x86_64 1/3</text:p>
      <text:p text:style-name="P2">Comprobando : ntpdate-4.2.6p5-22.el7.centos.2.x86_64 2/3</text:p>
      <text:p text:style-name="P2">Comprobando : autogen-libopts-5.18-5.el7.x86_64 3/3</text:p>
      <text:p text:style-name="P2"/>
      <text:p text:style-name="P2">Instalado:</text:p>
      <text:p text:style-name="P2">ntp.x86_64 0:4.2.6p5-22.el7.centos.2</text:p>
      <text:p text:style-name="P2"/>
      <text:p text:style-name="P2">Dependencia(s) instalada(s):</text:p>
      <text:p text:style-name="P2">autogen-libopts.x86_64 0:5.18-5.el7 ntpdate.x86_64 0:4.2.6p5-22.el7.centos.2</text:p>
      <text:p text:style-name="P2"/>
      <text:p text:style-name="P2"><text:span text:style-name="Emphasis"><text:span text:style-name="T2">Iniciar el servicio..</text:span></text:span></text:p>
      <text:p text:style-name="P2"/>
      <text:p text:style-name="P2"><text:soft-page-break/>[root@centosasa3 ~]# systemctl start ntpd</text:p>
      <text:p text:style-name="P2"/>
      <text:p text:style-name="P2"><text:span text:style-name="Emphasis"><text:span text:style-name="T2"/></text:span></text:p>
      <text:p text:style-name="P2"><text:span text:style-name="Emphasis"><text:span text:style-name="T2">Verificar el estado del servicio:</text:span></text:span></text:p>
      <text:p text:style-name="P2"/>
      <text:p text:style-name="P2">[root@centosasa3 ~]# systemctl status ntpd</text:p>
      <text:p text:style-name="P2">● ntpd.service - Network Time Service</text:p>
      <text:p text:style-name="P2">Loaded: loaded (/usr/lib/systemd/system/ntpd.service; disabled; vendor preset: disabled)</text:p>
      <text:p text:style-name="P2">Active: active (running) since lun 2016-10-17 20:16:48 ART; 41s ago</text:p>
      <text:p text:style-name="P2">Process: 11816 ExecStart=/usr/sbin/ntpd -u ntp:ntp $OPTIONS (code=exited, status=0/SUCCESS)</text:p>
      <text:p text:style-name="P2">Main PID: 11817 (ntpd)</text:p>
      <text:p text:style-name="P2">CGroup: /system.slice/ntpd.service</text:p>
      <text:p text:style-name="P2">└─11817 /usr/sbin/ntpd -u ntp:ntp -g</text:p>
      <text:p text:style-name="P2"/>
      <text:p text:style-name="P2">oct 17 20:16:48 sony01 ntpd[11817]: Listen and drop on 1 v6wildcard :: UDP 123</text:p>
      <text:p text:style-name="P2">oct 17 20:16:48 sony01 ntpd[11817]: Listen normally on 2 lo 127.0.0.1 UDP 123</text:p>
      <text:p text:style-name="P2">oct 17 20:16:48 sony01 ntpd[11817]: Listen normally on 3 eth0 10.0.2.157 UDP 123</text:p>
      <text:p text:style-name="P2">oct 17 20:16:48 sony01 ntpd[11817]: Listen normally on 4 lo ::1 UDP 123</text:p>
      <text:p text:style-name="P2">oct 17 20:16:48 sony01 ntpd[11817]: Listen normally on 5 eth0 fe80::9cdf:c3...23</text:p>
      <text:p text:style-name="P2">oct 17 20:16:48 sony01 ntpd[11817]: Listening on routing socket on fd #22 f...es</text:p>
      <text:p text:style-name="P2">oct 17 20:16:48 sony01 ntpd[11817]: 0.0.0.0 c016 06 restart</text:p>
      <text:p text:style-name="P2">oct 17 20:16:48 sony01 ntpd[11817]: 0.0.0.0 c012 02 freq_set kernel 0.000 PPM</text:p>
      <text:p text:style-name="P2">oct 17 20:16:48 sony01 ntpd[11817]: 0.0.0.0 c011 01 freq_not_set</text:p>
      <text:p text:style-name="P2">oct 17 20:16:49 sony01 ntpd[11817]: 0.0.0.0 c614 04 freq_mode</text:p>
      <text:p text:style-name="P2">Hint: Some lines were ellipsized, use -l to show in full.</text:p>
      <text:p text:style-name="P2"/>
      <text:p text:style-name="P2"><text:span text:style-name="Emphasis"><text:span text:style-name="T2">Verificación del ntpd</text:span></text:span></text:p>
      <text:p text:style-name="P2"/>
      <text:p text:style-name="P2">[root@centosasa3 ~]# ntpd -d</text:p>
      <text:p text:style-name="P2">ntpd 4.2.6p5@1.2349-o Tue May 31 10:28:54 UTC 2016 (1)</text:p>
      <text:p text:style-name="P2">17 Oct 20:23:33 ntpd[11868]: proto: precision = 0.033 usec</text:p>
      <text:p text:style-name="P2">17 Oct 20:23:33 ntpd[11868]: 0.0.0.0 c01d 0d kern kernel time sync enabled</text:p>
      <text:p text:style-name="P2">event at 0 0.0.0.0 c01d 0d kern kernel time sync enabled</text:p>
      <text:p text:style-name="P2">Finished Parsing!!</text:p>
      <text:p text:style-name="P2">restrict: op 1 addr 0.0.0.0 mask 0.0.0.0 mflags 00000000 flags 000001d0</text:p>
      <text:p text:style-name="P2">restrict: op 1 addr :: mask 0.0.0.0 mflags 00000000 flags 000001d0</text:p>
      <text:p text:style-name="P2">restrict: op 1 addr 127.0.0.1 mask 255.255.255.255 mflags 00000000 flags 00000000</text:p>
      <text:p text:style-name="P2">restrict: op 1 addr ::1 mask ffff:ffff:ffff:ffff:ffff:ffff:ffff:ffff mflags 00000000 flags 00000000</text:p>
      <text:p text:style-name="P2">17 Oct 20:23:33 ntpd[11868]: ntp_io: estimated max descriptors: 1024, initial socket boundary: 16</text:p>
      <text:p text:style-name="P2">17 Oct 20:23:33 ntpd[11868]: unable to bind to wildcard address 0.0.0.0 - another process may be running - EXITING</text:p>
      <text:p text:style-name="P1"/>
      <text:p text:style-name="P3"><text:span text:style-name="Emphasis"><text:span text:style-name="T3">Cambiar la configuración del archivo /etc/npd.conf y agregar las siguientes lineas</text:span></text:span></text:p>
      <text:p text:style-name="P3"/>
      <text:p text:style-name="P3">server 2.ar.pool.ntp.org</text:p>
      <text:p text:style-name="P3">server 0.south-america.pool.ntp.org</text:p>
      <text:p text:style-name="P3">server 2.south-america.pool.ntp.org</text:p>
      <text:p text:style-name="P3"/>
      <text:p text:style-name="P4"><text:span text:style-name="Emphasis"><text:span text:style-name="T3">Para que inicie el servicio al reiniciar el equipo hay que activarlo. Para ello hay que hacer lo siguiente:</text:span></text:span></text:p>
      <text:p text:style-name="P4"/>
      <text:p text:style-name="P4">chkconfig ntpd on</text:p>
      <text:p text:style-name="P4"/>
      <text:p text:style-name="P15"><text:soft-page-break/>Configuración ssh</text:p>
      <text:p text:style-name="P15"/>
      <text:p text:style-name="P15"><text:span text:style-name="Emphasis"><text:span text:style-name="T3">Se debe realizar en cada equipo la generación del archivo de cifrado y copiar el mismo al otro equipo:</text:span></text:span></text:p>
      <text:p text:style-name="P15"/>
      <text:p text:style-name="P17"><text:span text:style-name="T8">Sony01: </text:span>ssh-keygen -t dsa -f ~/.ssh/id_dsa -N ""</text:p>
      <text:p text:style-name="P16"/>
      <text:p text:style-name="P16"/>
      <text:p text:style-name="P17"><text:span text:style-name="T8">Sony02: </text:span>ssh-keygen -t dsa -f ~/.ssh/id_dsa -N ""</text:p>
      <text:p text:style-name="P16"/>
      <text:p text:style-name="P4"/>
      <text:p text:style-name="P4"/>
      <text:p text:style-name="P9"><text:span text:style-name="Emphasis"><text:span text:style-name="T6">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pitch="fixed"/>
    <style:font-face style:name="01" svg:font-family="0" style:font-family-generic="modern" style:font-pitch="fixed"/>
    <style:font-face style:name="Liberation Mono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, 'Courier New'" style:font-family-generic="modern" style:font-pitch="fixed"/>
    <style:font-face style:name="Droid Sans Fallback1" svg:font-family="'Droid Sans Fallback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1:59:08.547163619</meta:creation-date>
    <dc:date>2016-11-05T12:52:23.240888838</dc:date>
    <meta:editing-duration>PT3H23M10S</meta:editing-duration>
    <meta:editing-cycles>21</meta:editing-cycles>
    <meta:generator>LibreOffice/5.2.0.4$Linux_X86_64 LibreOffice_project/066b007f5ebcc236395c7d282ba488bca6720265</meta:generator>
    <meta:document-statistic meta:table-count="1" meta:image-count="0" meta:object-count="0" meta:page-count="7" meta:paragraph-count="146" meta:word-count="997" meta:character-count="7184" meta:non-whitespace-character-count="6282"/>
  </office:meta>
</office:document-meta>
</file>